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GerarNovaSenha</text:p>
      <text:p text:style-name="P6"/>
      <text:p text:style-name="P6"/>
      <text:h text:style-name="Heading_20_1" text:outline-level="1">Breve Descrição</text:h>
      <text:p text:style-name="Text_20_body">O caso de uso GerarNovaSenha permite ao usuário requisitar uma nova senha para logar no sistema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logado no sistema.</text:p>
      <text:h text:style-name="Heading_20_1" text:outline-level="1">Fluxo Básico de Eventos</text:h>
      <text:list xml:id="list35353059" text:style-name="WW8Num7">
        <text:list-item>
          <text:p text:style-name="P8">O usuário solicita uma nova senha no sistema;</text:p>
        </text:list-item>
        <text:list-item>
          <text:p text:style-name="P8">O sistema gera uma nova senha para o usuário;</text:p>
        </text:list-item>
        <text:list-item>
          <text:p text:style-name="P8">O sistema apresenta na tela a nova senha e a envia para o e-mail cadastrado do usuário;</text:p>
        </text:list-item>
        <text:list-item>
          <text:p text:style-name="P8">O caso de uso é encerrado.</text:p>
        </text:list-item>
      </text:list>
      <text:h text:style-name="Heading_20_1" text:outline-level="1">Pós-Condições</text:h>
      <text:p text:style-name="Standard"><text:tab/><text:span text:style-name="T2">Fluxo Básico: Após receber a nova senha, o usuário continua logado no sistema. A próxima vez que logar no sistema deverá utilizar a nova senha.</text:span></text:p>
      <text:h text:style-name="Heading_20_1" text:outline-level="1">Requisitos Especiais</text:h>
      <text:p text:style-name="P5"><text:s text:c="13"/>Performance: A sistema deverá gerar a nova senha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10T15:43:44.61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</meta:editing-cycles>
    <meta:editing-duration>PT01H19M14S</meta:editing-duration>
    <meta:generator>BrOffice.org/3.2$Win32 OpenOffice.org_project/320m12$Build-9483</meta:generator>
    <dc:date>2010-06-10T15:43:44.56</dc:date>
    <meta:document-statistic meta:table-count="2" meta:image-count="0" meta:object-count="0" meta:page-count="1" meta:paragraph-count="23" meta:word-count="158" meta:character-count="895"/>
  </office:meta>
</office:document-meta>
</file>